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text-properties style:font-name="Verdana" fo:font-size="12pt" officeooo:rsid="0018c4d1" officeooo:paragraph-rsid="0018c4d1" style:font-size-asian="12pt" style:font-size-complex="12pt"/>
    </style:style>
    <style:style style:name="P2" style:family="paragraph" style:parent-style-name="Table_20_Contents">
      <style:paragraph-properties fo:text-align="center" style:justify-single-word="false"/>
      <style:text-properties fo:color="#ffffff" style:font-name="Verdana" fo:font-weight="bold" officeooo:rsid="0018c4d1" officeooo:paragraph-rsid="0018c4d1" style:font-weight-asian="bold" style:font-weight-complex="bold"/>
    </style:style>
    <style:style style:name="P3" style:family="paragraph" style:parent-style-name="Footer">
      <style:paragraph-properties fo:text-align="end" style:justify-single-word="false"/>
      <style:text-properties style:font-name="Verdana"/>
    </style:style>
    <style:style style:name="P4" style:family="paragraph" style:parent-style-name="Text_20_body">
      <style:paragraph-properties fo:margin-top="0.049cm" fo:margin-bottom="0.049cm" style:contextual-spacing="false"/>
      <style:text-properties style:font-name="Verdana1" fo:font-size="18pt" fo:language="es" fo:country="ES" fo:font-weight="bold" officeooo:rsid="000a1feb" officeooo:paragraph-rsid="0018c4d1" style:font-size-asian="18pt" style:font-weight-asian="bold" style:font-size-complex="18pt" style:font-weight-complex="bold"/>
    </style:style>
    <style:style style:name="P5" style:family="paragraph" style:parent-style-name="Text_20_body">
      <style:paragraph-properties fo:margin-top="0.049cm" fo:margin-bottom="0.049cm" style:contextual-spacing="false"/>
      <style:text-properties style:font-name="Verdana1" fo:font-size="18pt" fo:language="es" fo:country="ES" fo:font-weight="bold" officeooo:paragraph-rsid="0018c4d1" style:font-size-asian="18pt" style:font-weight-asian="bold" style:font-size-complex="18pt" style:font-weight-complex="bold"/>
    </style:style>
    <style:style style:name="P6" style:family="paragraph" style:parent-style-name="Text_20_body">
      <style:paragraph-properties fo:margin-top="0.049cm" fo:margin-bottom="0.049cm" style:contextual-spacing="false"/>
      <style:text-properties style:font-name="Verdana" fo:font-size="18pt" fo:language="es" fo:country="ES" fo:font-weight="bold" officeooo:rsid="000a1feb" officeooo:paragraph-rsid="0018c4d1" style:font-size-asian="18pt" style:font-weight-asian="bold" style:font-size-complex="18pt" style:font-weight-complex="bold"/>
    </style:style>
    <style:style style:name="P7" style:family="paragraph" style:parent-style-name="Standard">
      <style:paragraph-properties fo:margin-left="0cm" fo:margin-right="0cm" fo:text-align="justify" style:justify-single-word="false" fo:text-indent="0cm" style:auto-text-indent="false"/>
      <style:text-properties style:font-name="Verdana" fo:language="es" fo:country="ES" officeooo:paragraph-rsid="0018c4d1"/>
    </style:style>
    <style:style style:name="P8" style:family="paragraph" style:parent-style-name="Standard">
      <style:paragraph-properties fo:margin-left="0cm" fo:margin-right="0cm" fo:text-align="justify" style:justify-single-word="false" fo:text-indent="0cm" style:auto-text-indent="false"/>
      <style:text-properties style:font-name="Verdana" fo:language="es" fo:country="ES" officeooo:paragraph-rsid="001b6df3" fo:background-color="#ffffff"/>
    </style:style>
    <style:style style:name="P9" style:family="paragraph" style:parent-style-name="Standard">
      <style:paragraph-properties fo:margin-left="0cm" fo:margin-right="0cm" fo:text-align="justify" style:justify-single-word="false" fo:text-indent="0cm" style:auto-text-indent="false">
        <style:tab-stops/>
      </style:paragraph-properties>
      <style:text-properties style:font-name="Verdana" fo:language="es" fo:country="ES" officeooo:paragraph-rsid="001b6df3" fo:background-color="#ffffff"/>
    </style:style>
    <style:style style:name="P10" style:family="paragraph" style:parent-style-name="Standard">
      <style:paragraph-properties fo:margin-left="0cm" fo:margin-right="0cm" fo:text-align="justify" style:justify-single-word="false" fo:text-indent="0cm" style:auto-text-indent="false"/>
      <style:text-properties style:font-name="Verdana" fo:font-size="12pt" fo:language="es" fo:country="ES" officeooo:paragraph-rsid="0018c4d1" style:font-size-asian="12pt" style:font-size-complex="12pt"/>
    </style:style>
    <style:style style:name="P11" style:family="paragraph" style:parent-style-name="Standard">
      <style:paragraph-properties fo:margin-left="0cm" fo:margin-right="0cm" fo:text-align="justify" style:justify-single-word="false" fo:text-indent="0cm" style:auto-text-indent="false"/>
      <style:text-properties style:font-name="Verdana" officeooo:paragraph-rsid="001b6df3" fo:background-color="#ffffff"/>
    </style:style>
    <style:style style:name="P12" style:family="paragraph" style:parent-style-name="Standard">
      <style:paragraph-properties fo:margin-left="0cm" fo:margin-right="0cm" fo:text-align="justify" style:justify-single-word="false" fo:text-indent="0cm" style:auto-text-indent="false"/>
      <style:text-properties officeooo:paragraph-rsid="001b6df3"/>
    </style:style>
    <style:style style:name="P13" style:family="paragraph" style:parent-style-name="Text_20_body">
      <style:paragraph-properties fo:margin-top="0cm" fo:margin-bottom="0cm" style:contextual-spacing="false" fo:text-align="justify" style:justify-single-word="false"/>
      <style:text-properties style:font-name="Verdana" fo:language="es" fo:country="ES" fo:font-weight="bold" officeooo:paragraph-rsid="001b6df3" fo:background-color="#ffffff" style:font-weight-asian="bold" style:font-weight-complex="bold"/>
    </style:style>
    <style:style style:name="P14" style:family="paragraph" style:parent-style-name="Standard">
      <style:paragraph-properties fo:text-align="justify" style:justify-single-word="false"/>
      <style:text-properties officeooo:paragraph-rsid="0018c4d1"/>
    </style:style>
    <style:style style:name="P15" style:family="paragraph" style:parent-style-name="Standard">
      <style:paragraph-properties fo:text-align="justify" style:justify-single-word="false"/>
      <style:text-properties officeooo:paragraph-rsid="001b6df3"/>
    </style:style>
    <style:style style:name="P16" style:family="paragraph" style:parent-style-name="Standard">
      <style:paragraph-properties fo:text-align="justify" style:justify-single-word="false"/>
      <style:text-properties style:font-name="Verdana" fo:language="es" fo:country="ES" fo:font-weight="bold" officeooo:paragraph-rsid="001b6df3" fo:background-color="#ffffff" style:font-weight-asian="bold" style:font-weight-complex="bold"/>
    </style:style>
    <style:style style:name="P17" style:family="paragraph" style:parent-style-name="Standard">
      <style:paragraph-properties fo:text-align="justify" style:justify-single-word="false"/>
      <style:text-properties style:font-name="Verdana" fo:language="es" fo:country="ES" officeooo:paragraph-rsid="001b6df3" fo:background-color="#ffffff"/>
    </style:style>
    <style:style style:name="P18" style:family="paragraph" style:parent-style-name="Standard">
      <style:paragraph-properties fo:text-align="justify" style:justify-single-word="false"/>
      <style:text-properties style:font-name="Verdana" fo:font-size="12pt" fo:language="es" fo:country="ES" officeooo:paragraph-rsid="0018c4d1" style:font-size-asian="12pt" style:font-size-complex="12pt"/>
    </style:style>
    <style:style style:name="P19" style:family="paragraph" style:parent-style-name="Standard">
      <style:paragraph-properties fo:text-align="justify" style:justify-single-word="false"/>
      <style:text-properties style:font-name="Verdana" fo:font-size="12pt" fo:language="es" fo:country="ES" officeooo:rsid="0018c4d1" officeooo:paragraph-rsid="0018c4d1" style:font-size-asian="12pt" style:font-size-complex="12pt"/>
    </style:style>
    <style:style style:name="P20" style:family="paragraph" style:parent-style-name="Standard">
      <style:paragraph-properties fo:margin-left="0cm" fo:margin-right="0cm" fo:text-align="justify" style:justify-single-word="false" fo:text-indent="1.27cm" style:auto-text-indent="false"/>
      <style:text-properties style:font-name="Verdana" fo:font-size="12pt" fo:language="es" fo:country="ES" officeooo:paragraph-rsid="0018c4d1" style:font-size-asian="12pt" style:font-size-complex="12pt"/>
    </style:style>
    <style:style style:name="P21" style:family="paragraph" style:parent-style-name="Standard">
      <style:paragraph-properties fo:margin-left="-0.026cm" fo:margin-right="0cm" fo:text-align="justify" style:justify-single-word="false" fo:text-indent="0cm" style:auto-text-indent="false">
        <style:tab-stops>
          <style:tab-stop style:position="-0.397cm"/>
        </style:tab-stops>
      </style:paragraph-properties>
      <style:text-properties style:font-name="Verdana" fo:language="es" fo:country="ES" officeooo:paragraph-rsid="001b6df3" fo:background-color="#ffffff"/>
    </style:style>
    <style:style style:name="P22" style:family="paragraph" style:parent-style-name="Standard">
      <style:paragraph-properties fo:text-align="justify" style:justify-single-word="false" fo:break-before="page"/>
      <style:text-properties style:font-name="Verdana" fo:language="es" fo:country="ES" fo:font-weight="bold" officeooo:paragraph-rsid="001b6df3" fo:background-color="#ffffff" style:font-weight-asian="bold" style:font-weight-complex="bold"/>
    </style:style>
    <style:style style:name="P23" style:family="paragraph" style:parent-style-name="Contents_20_Heading">
      <style:paragraph-properties fo:break-before="page"/>
      <style:text-properties style:font-name="Verdana"/>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Standard" style:master-page-name="First_20_Page">
      <style:paragraph-properties fo:margin-top="0.049cm" fo:margin-bottom="0.049cm" style:contextual-spacing="false" style:page-number="auto"/>
      <style:text-properties style:font-name="Verdana1" fo:font-size="18pt" fo:language="es" fo:country="ES" fo:font-weight="bold" officeooo:rsid="0009f27a" officeooo:paragraph-rsid="0018c4d1" style:font-size-asian="18pt" style:font-weight-asian="bold" style:font-size-complex="18pt" style:font-weight-complex="bold"/>
    </style:style>
    <style:style style:name="P28" style:family="paragraph" style:parent-style-name="Standard">
      <style:paragraph-properties fo:margin-left="0cm" fo:margin-right="0cm" fo:text-align="justify" style:justify-single-word="false" fo:text-indent="0cm" style:auto-text-indent="false"/>
      <style:text-properties style:font-name="Verdana" fo:language="es" fo:country="ES" officeooo:rsid="0018c4d1" officeooo:paragraph-rsid="0018c4d1"/>
    </style:style>
    <style:style style:name="P29" style:family="paragraph" style:parent-style-name="Standard" style:list-style-name="L2">
      <style:paragraph-properties fo:margin-left="0cm" fo:margin-right="0cm" fo:text-align="justify" style:justify-single-word="false" fo:text-indent="0cm" style:auto-text-indent="false"/>
      <style:text-properties style:font-name="Verdana" fo:language="es" fo:country="ES" officeooo:paragraph-rsid="001b6df3" fo:background-color="#ffffff"/>
    </style:style>
    <style:style style:name="P30" style:family="paragraph" style:parent-style-name="Standard" style:list-style-name="L3">
      <style:paragraph-properties fo:margin-left="0cm" fo:margin-right="0cm" fo:text-align="justify" style:justify-single-word="false" fo:text-indent="0cm" style:auto-text-indent="false"/>
      <style:text-properties style:font-name="Verdana" fo:language="es" fo:country="ES" officeooo:paragraph-rsid="001b6df3" fo:background-color="#ffffff"/>
    </style:style>
    <style:style style:name="P31" style:family="paragraph" style:parent-style-name="Standard" style:list-style-name="LS2">
      <style:paragraph-properties fo:margin-left="0cm" fo:margin-right="0cm" fo:text-align="justify" style:justify-single-word="false" fo:text-indent="0cm" style:auto-text-indent="false"/>
      <style:text-properties style:font-name="Verdana" fo:language="es" fo:country="ES" officeooo:paragraph-rsid="001b6df3" fo:background-color="#ffffff"/>
    </style:style>
    <style:style style:name="P32" style:family="paragraph" style:parent-style-name="Standard" style:list-style-name="L7">
      <style:paragraph-properties fo:margin-left="0cm" fo:margin-right="0cm" fo:text-align="justify" style:justify-single-word="false" fo:text-indent="0cm" style:auto-text-indent="false"/>
      <style:text-properties style:font-name="Verdana" fo:language="es" fo:country="ES" officeooo:paragraph-rsid="001b6df3" fo:background-color="#ffffff"/>
    </style:style>
    <style:style style:name="P33" style:family="paragraph" style:parent-style-name="Standard" style:list-style-name="L8">
      <style:paragraph-properties fo:margin-left="0cm" fo:margin-right="0cm" fo:text-align="justify" style:justify-single-word="false" fo:text-indent="0cm" style:auto-text-indent="false"/>
      <style:text-properties style:font-name="Verdana" fo:language="es" fo:country="ES" officeooo:paragraph-rsid="001b6df3" fo:background-color="#ffffff"/>
    </style:style>
    <style:style style:name="P34" style:family="paragraph" style:parent-style-name="Standard" style:list-style-name="L7">
      <style:paragraph-properties fo:margin-left="0cm" fo:margin-right="0cm" fo:text-align="justify" style:justify-single-word="false" fo:text-indent="0cm" style:auto-text-indent="false"/>
      <style:text-properties style:font-name="Verdana" fo:language="es" fo:country="ES" officeooo:rsid="00217eee" officeooo:paragraph-rsid="00217eee" fo:background-color="#ffffff"/>
    </style:style>
    <style:style style:name="P35" style:family="paragraph" style:parent-style-name="Standard" style:list-style-name="L1">
      <style:paragraph-properties fo:margin-left="0cm" fo:margin-right="0cm" fo:text-align="justify" style:justify-single-word="false" fo:text-indent="0cm" style:auto-text-indent="false"/>
      <style:text-properties style:font-name="Verdana" fo:font-size="12pt" fo:language="es" fo:country="ES" style:font-size-asian="12pt" style:font-size-complex="12pt"/>
    </style:style>
    <style:style style:name="P36" style:family="paragraph" style:parent-style-name="Standard" style:list-style-name="LS2">
      <style:paragraph-properties fo:margin-left="0cm" fo:margin-right="0cm" fo:text-align="justify" style:justify-single-word="false" fo:text-indent="0cm" style:auto-text-indent="false"/>
      <style:text-properties style:font-name="Verdana" fo:font-size="12pt" fo:language="es" fo:country="ES" officeooo:paragraph-rsid="001b6df3" fo:background-color="#ffffff" style:font-size-asian="12pt" style:font-size-complex="12pt"/>
    </style:style>
    <style:style style:name="P37" style:family="paragraph" style:parent-style-name="Standard" style:list-style-name="LS1">
      <style:paragraph-properties fo:margin-left="0cm" fo:margin-right="0cm" fo:text-align="justify" style:justify-single-word="false" fo:text-indent="0cm" style:auto-text-indent="false"/>
      <style:text-properties officeooo:paragraph-rsid="0018c4d1"/>
    </style:style>
    <style:style style:name="P38" style:family="paragraph" style:parent-style-name="Standard" style:list-style-name="L7">
      <style:paragraph-properties fo:margin-left="0cm" fo:margin-right="0cm" fo:text-align="justify" style:justify-single-word="false" fo:text-indent="0cm" style:auto-text-indent="false"/>
      <style:text-properties officeooo:paragraph-rsid="001b6df3"/>
    </style:style>
    <style:style style:name="P39" style:family="paragraph" style:parent-style-name="Standard" style:list-style-name="L8">
      <style:paragraph-properties fo:margin-left="0cm" fo:margin-right="0cm" fo:margin-top="0cm" fo:margin-bottom="0cm" style:contextual-spacing="false" fo:text-align="justify" style:justify-single-word="false" fo:text-indent="0cm" style:auto-text-indent="false"/>
      <style:text-properties style:font-name="Verdana" fo:language="es" fo:country="ES" officeooo:paragraph-rsid="001b6df3" fo:background-color="#ffffff"/>
    </style:style>
    <style:style style:name="P40" style:family="paragraph" style:parent-style-name="Standard" style:list-style-name="L4">
      <style:paragraph-properties fo:text-align="justify" style:justify-single-word="false"/>
      <style:text-properties style:font-name="Verdana" fo:language="es" fo:country="ES" officeooo:paragraph-rsid="001b6df3" fo:background-color="#ffffff"/>
    </style:style>
    <style:style style:name="P41" style:family="paragraph" style:parent-style-name="Standard" style:list-style-name="L5">
      <style:paragraph-properties fo:text-align="justify" style:justify-single-word="false"/>
      <style:text-properties style:font-name="Verdana" fo:language="es" fo:country="ES" officeooo:paragraph-rsid="001b6df3" fo:background-color="#ffffff"/>
    </style:style>
    <style:style style:name="P42" style:family="paragraph" style:parent-style-name="Standard" style:list-style-name="LS3">
      <style:paragraph-properties fo:text-align="justify" style:justify-single-word="false"/>
      <style:text-properties style:font-name="Verdana" fo:language="es" fo:country="ES" officeooo:paragraph-rsid="001b6df3" fo:background-color="#ffffff"/>
    </style:style>
    <style:style style:name="P43" style:family="paragraph" style:parent-style-name="Standard" style:list-style-name="L6">
      <style:paragraph-properties fo:margin-left="0cm" fo:margin-right="0cm" fo:text-align="justify" style:justify-single-word="false" fo:text-indent="-0.019cm" style:auto-text-indent="false">
        <style:tab-stops>
          <style:tab-stop style:position="-3.08cm"/>
        </style:tab-stops>
      </style:paragraph-properties>
      <style:text-properties officeooo:paragraph-rsid="001b6df3"/>
    </style:style>
    <style:style style:name="P44" style:family="paragraph" style:parent-style-name="Standard" style:list-style-name="L6">
      <style:paragraph-properties fo:margin-left="0cm" fo:margin-right="0cm" fo:text-align="justify" style:justify-single-word="false" fo:text-indent="-0.019cm" style:auto-text-indent="false">
        <style:tab-stops>
          <style:tab-stop style:position="-3.08cm"/>
        </style:tab-stops>
      </style:paragraph-properties>
      <style:text-properties style:font-name="Verdana" fo:language="es" fo:country="ES" officeooo:paragraph-rsid="001b6df3" fo:background-color="#ffffff"/>
    </style:style>
    <style:style style:name="P45" style:family="paragraph" style:parent-style-name="Text_20_body" style:list-style-name="L8">
      <style:paragraph-properties fo:margin-left="0cm" fo:margin-right="0cm" fo:margin-top="0cm" fo:margin-bottom="0cm" style:contextual-spacing="false" fo:text-align="justify" style:justify-single-word="false" fo:text-indent="0cm" style:auto-text-indent="false"/>
      <style:text-properties style:font-name="Verdana" fo:language="es" fo:country="ES" officeooo:paragraph-rsid="001b6df3" fo:background-color="#ffffff"/>
    </style:style>
    <style:style style:name="P46" style:family="paragraph" style:parent-style-name="Heading_20_1">
      <style:text-properties style:font-name="Verdana"/>
    </style:style>
    <style:style style:name="P47" style:family="paragraph" style:parent-style-name="Heading_20_1">
      <style:paragraph-properties fo:text-align="justify" style:justify-single-word="false"/>
    </style:style>
    <style:style style:name="P48" style:family="paragraph" style:parent-style-name="Heading_20_1">
      <style:paragraph-properties fo:break-before="page"/>
      <style:text-properties style:font-name="Verdana"/>
    </style:style>
    <style:style style:name="P49" style:family="paragraph" style:parent-style-name="Heading_20_2">
      <style:text-properties officeooo:paragraph-rsid="0018c4d1"/>
    </style:style>
    <style:style style:name="P50" style:family="paragraph" style:parent-style-name="Heading_20_2">
      <style:paragraph-properties fo:text-align="justify" style:justify-single-word="false"/>
    </style:style>
    <style:style style:name="P51" style:family="paragraph" style:parent-style-name="Heading_20_2">
      <style:paragraph-properties fo:text-align="justify" style:justify-single-word="false" fo:break-before="page"/>
    </style:style>
    <style:style style:name="P52" style:family="paragraph" style:parent-style-name="Heading_20_3">
      <style:text-properties fo:color="#666666" style:font-name="Verdana"/>
    </style:style>
    <style:style style:name="P53" style:family="paragraph" style:parent-style-name="Heading_20_3">
      <style:text-properties fo:color="#666666" style:font-name="Verdana" fo:font-size="14pt" style:font-size-asian="14pt" style:font-size-complex="14pt"/>
    </style:style>
    <style:style style:name="T1" style:family="text">
      <style:text-properties officeooo:rsid="000a1feb"/>
    </style:style>
    <style:style style:name="T2" style:family="text">
      <style:text-properties officeooo:rsid="0018c4d1"/>
    </style:style>
    <style:style style:name="T3" style:family="text">
      <style:text-properties style:font-name="Verdana"/>
    </style:style>
    <style:style style:name="T4" style:family="text">
      <style:text-properties style:font-name="Verdana" fo:language="es" fo:country="ES"/>
    </style:style>
    <style:style style:name="T5" style:family="text">
      <style:text-properties style:font-name="Verdana" fo:language="es" fo:country="ES" fo:font-weight="bold" fo:background-color="#ffffff" style:font-weight-asian="bold" style:font-weight-complex="bold"/>
    </style:style>
    <style:style style:name="T6" style:family="text">
      <style:text-properties style:font-name="Verdana" fo:language="es" fo:country="ES" fo:background-color="#ffffff"/>
    </style:style>
    <style:style style:name="T7" style:family="text">
      <style:text-properties style:font-name="Verdana" fo:language="es" fo:country="ES" officeooo:rsid="0018c4d1" fo:background-color="#ffffff"/>
    </style:style>
    <style:style style:name="T8" style:family="text">
      <style:text-properties style:font-name="Verdana" fo:language="es" fo:country="ES" officeooo:rsid="001b6df3" fo:background-color="#ffffff"/>
    </style:style>
    <style:style style:name="T9" style:family="text">
      <style:text-properties style:font-name="Verdana" fo:language="es" fo:country="ES" officeooo:rsid="001cd070" fo:background-color="#ffffff"/>
    </style:style>
    <style:style style:name="T10" style:family="text">
      <style:text-properties style:font-name="Verdana" fo:language="es" fo:country="ES" officeooo:rsid="001db376" fo:background-color="#ffffff"/>
    </style:style>
    <style:style style:name="T11" style:family="text">
      <style:text-properties style:font-name="Verdana" fo:language="es" fo:country="ES" officeooo:rsid="001ebef8" fo:background-color="#ffffff"/>
    </style:style>
    <style:style style:name="T12" style:family="text">
      <style:text-properties style:font-name="Verdana" fo:language="es" fo:country="ES" officeooo:rsid="00217eee" fo:background-color="#ffffff"/>
    </style:style>
    <style:style style:name="T13" style:family="text">
      <style:text-properties style:font-name="Verdana" fo:language="es" fo:country="ES" officeooo:rsid="001b11c7"/>
    </style:style>
    <style:style style:name="T14" style:family="text">
      <style:text-properties style:font-name="Verdana" fo:font-size="12pt" fo:language="es" fo:country="ES" fo:font-weight="bold" style:font-size-asian="12pt" style:font-weight-asian="bold" style:font-size-complex="12pt" style:font-weight-complex="bold"/>
    </style:style>
    <style:style style:name="T15" style:family="text">
      <style:text-properties style:font-name="Verdana" fo:font-size="12pt" fo:language="es" fo:country="ES" style:font-size-asian="12pt" style:font-size-complex="12pt"/>
    </style:style>
    <style:style style:name="T16" style:family="text">
      <style:text-properties style:font-name="Verdana" fo:font-size="12pt" fo:language="es" fo:country="ES" officeooo:rsid="001b11c7" style:font-size-asian="12pt" style:font-size-complex="12pt"/>
    </style:style>
    <style:style style:name="T17" style:family="text">
      <style:text-properties style:font-name="Verdana" fo:font-size="12pt" fo:language="es" fo:country="ES" fo:font-weight="normal" style:font-size-asian="12pt" style:font-weight-asian="normal" style:font-size-complex="12pt" style:font-weight-complex="normal"/>
    </style:style>
    <style:style style:name="T18" style:family="text">
      <style:text-properties style:font-name="Verdana" fo:background-color="#ffffff"/>
    </style:style>
    <style:style style:name="T19" style:family="text">
      <style:text-properties style:font-name="Verdana" officeooo:rsid="001db376" fo:background-color="#ffffff"/>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18c4d1" style:font-style-asian="italic" style:font-style-complex="italic"/>
    </style:style>
    <style:style style:name="T23" style:family="text">
      <style:text-properties fo:font-style="italic" officeooo:rsid="0019b067" style:font-style-asian="italic" style:font-style-complex="italic"/>
    </style:style>
    <style:style style:name="T24" style:family="text">
      <style:text-properties officeooo:rsid="0019b067"/>
    </style:style>
    <style:style style:name="T25" style:family="text">
      <style:text-properties officeooo:rsid="001b11c7"/>
    </style:style>
    <style:style style:name="T26" style:family="text">
      <style:text-properties fo:color="#222222" style:font-name="Verdana" fo:language="es" fo:country="ES" fo:background-color="#ffffff"/>
    </style:style>
    <style:style style:name="T27" style:family="text">
      <style:text-properties fo:color="#222222" style:font-name="Courier" fo:background-color="#ffffff"/>
    </style:style>
    <style:style style:name="T28" style:family="text">
      <style:text-properties fo:color="#222222" style:font-name="Courier" officeooo:rsid="001db376" fo:background-color="#ffffff"/>
    </style:style>
    <style:style style:name="T29" style:family="text">
      <style:text-properties officeooo:rsid="001b6df3"/>
    </style:style>
    <style:style style:name="T30" style:family="text">
      <style:text-properties officeooo:rsid="001cd070"/>
    </style:style>
    <style:style style:name="T31" style:family="text">
      <style:text-properties officeooo:rsid="001db376"/>
    </style:style>
    <style:style style:name="T32" style:family="text">
      <style:text-properties officeooo:rsid="001ebef8"/>
    </style:style>
    <style:style style:name="T33" style:family="text">
      <style:text-properties officeooo:rsid="00201baa"/>
    </style:style>
    <style:style style:name="T34" style:family="text">
      <style:text-properties officeooo:rsid="00217ee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6LVL1" text:bullet-char="">
        <style:list-level-properties text:list-level-position-and-space-mode="label-alignment">
          <style:list-level-label-alignment text:label-followed-by="space" fo:text-indent="-0.635cm" fo:margin-left="1.90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space" fo:text-indent="-0.635cm" fo:margin-left="1.90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7cm" fo:margin-left="2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UNIVERSIDAD NACIONAL DE ASUNCIÓN</text:p>
      <text:p text:style-name="P5">FACULTAD POLIT<text:span text:style-name="T1">É</text:span>CNICA</text:p>
      <text:p text:style-name="P5"/>
      <text:p text:style-name="P4">INGENIERÍA DE SOFTWARE 2</text:p>
      <text:p text:style-name="P4">DOCUMENTO DE <text:span text:style-name="T2">GESTIÓN DE CONFIGURACIONES DEL SOFTWARE</text:span></text:p>
      <text:p text:style-name="P4"/>
      <text:p text:style-name="P4">AUTORES</text:p>
      <text:p text:style-name="P4">Gustavo Cabral Monasterios</text:p>
      <text:p text:style-name="P4">Rodrigo Santos Bacchetto</text:p>
      <text:p text:style-name="P4"/>
      <text:p text:style-name="P4">2014</text:p>
      <text:table-of-content text:style-name="Sect1"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Índice de contenido1_Head">
            <text:p text:style-name="P23">Índice de contenido</text:p>
          </text:index-title>
          <text:p text:style-name="P25"><text:a xlink:type="simple" xlink:href="#__RefHeading__2741_1081586067" text:style-name="Index_20_Link" text:visited-style-name="Index_20_Link"><text:span text:style-name="T3">1. Propósito<text:tab/>3</text:span></text:a></text:p>
          <text:p text:style-name="P25"><text:a xlink:type="simple" xlink:href="#__RefHeading__2743_1081586067" text:style-name="Index_20_Link" text:visited-style-name="Index_20_Link"><text:span text:style-name="T3">2. En archivos<text:tab/>3</text:span></text:a></text:p>
          <text:p text:style-name="P24"><text:a xlink:type="simple" xlink:href="#__RefHeading__2745_1081586067" text:style-name="Index_20_Link" text:visited-style-name="Index_20_Link"><text:span text:style-name="T3">2.1. Nombres<text:tab/>3</text:span></text:a></text:p>
          <text:p text:style-name="P24"><text:a xlink:type="simple" xlink:href="#__RefHeading__2747_1081586067" text:style-name="Index_20_Link" text:visited-style-name="Index_20_Link"><text:span text:style-name="T3">2.2. Formato de los documentos<text:tab/>3</text:span></text:a></text:p>
          <text:p text:style-name="P24"><text:a xlink:type="simple" xlink:href="#__RefHeading__2749_1081586067" text:style-name="Index_20_Link" text:visited-style-name="Index_20_Link"><text:span text:style-name="T3">2.3. Versiones<text:tab/>4</text:span></text:a></text:p>
          <text:p text:style-name="P25"><text:a xlink:type="simple" xlink:href="#__RefHeading__2751_1081586067" text:style-name="Index_20_Link" text:visited-style-name="Index_20_Link"><text:span text:style-name="T3">3. En documentos<text:tab/>4</text:span></text:a></text:p>
          <text:p text:style-name="P24"><text:a xlink:type="simple" xlink:href="#__RefHeading__2753_1081586067" text:style-name="Index_20_Link" text:visited-style-name="Index_20_Link"><text:span text:style-name="T3">3.1. Tipo de documentos<text:tab/>4</text:span></text:a></text:p>
          <text:p text:style-name="P26"><text:a xlink:type="simple" xlink:href="#__RefHeading__2755_1081586067" text:style-name="Index_20_Link" text:visited-style-name="Index_20_Link"><text:span text:style-name="T3">3.1.1. Planillas de Cálculo<text:tab/>4</text:span></text:a></text:p>
          <text:p text:style-name="P24"><text:a xlink:type="simple" xlink:href="#__RefHeading__2757_1081586067" text:style-name="Index_20_Link" text:visited-style-name="Index_20_Link"><text:span text:style-name="T3">3.2. Encabezados<text:tab/>5</text:span></text:a></text:p>
          <text:p text:style-name="P24"><text:a xlink:type="simple" xlink:href="#__RefHeading__2759_1081586067" text:style-name="Index_20_Link" text:visited-style-name="Index_20_Link"><text:span text:style-name="T3">3.3. Esquema de numeraciones<text:tab/>5</text:span></text:a></text:p>
          <text:p text:style-name="P26"><text:a xlink:type="simple" xlink:href="#__RefHeading__2761_1081586067" text:style-name="Index_20_Link" text:visited-style-name="Index_20_Link"><text:span text:style-name="T3">3.3.1. Para encabezados<text:tab/>5</text:span></text:a></text:p>
          <text:p text:style-name="P26"><text:a xlink:type="simple" xlink:href="#__RefHeading__2763_1081586067" text:style-name="Index_20_Link" text:visited-style-name="Index_20_Link"><text:span text:style-name="T3">3.3.2. Para citaciones<text:tab/>5</text:span></text:a></text:p>
          <text:p text:style-name="P24"><text:a xlink:type="simple" xlink:href="#__RefHeading__2765_1081586067" text:style-name="Index_20_Link" text:visited-style-name="Index_20_Link"><text:span text:style-name="T3">3.4. Viñetas<text:tab/>5</text:span></text:a></text:p>
          <text:p text:style-name="P24"><text:a xlink:type="simple" xlink:href="#__RefHeading__2767_1081586067" text:style-name="Index_20_Link" text:visited-style-name="Index_20_Link"><text:span text:style-name="T3">3.5. Encabezamiento y pie de página<text:tab/>6</text:span></text:a></text:p>
          <text:p text:style-name="P24"><text:a xlink:type="simple" xlink:href="#__RefHeading__2769_1081586067" text:style-name="Index_20_Link" text:visited-style-name="Index_20_Link"><text:span text:style-name="T3">3.6. Márgenes<text:tab/>6</text:span></text:a></text:p>
          <text:p text:style-name="P24"><text:a xlink:type="simple" xlink:href="#__RefHeading__2771_1081586067" text:style-name="Index_20_Link" text:visited-style-name="Index_20_Link"><text:span text:style-name="T3">3.7. Párrafos<text:tab/>6</text:span></text:a></text:p>
          <text:p text:style-name="P24"><text:a xlink:type="simple" xlink:href="#__RefHeading__2773_1081586067" text:style-name="Index_20_Link" text:visited-style-name="Index_20_Link"><text:span text:style-name="T3">3.8. Sangría<text:tab/>6</text:span></text:a></text:p>
          <text:p text:style-name="P24"><text:a xlink:type="simple" xlink:href="#__RefHeading__2775_1081586067" text:style-name="Index_20_Link" text:visited-style-name="Index_20_Link"><text:span text:style-name="T3">3.9. Índices<text:tab/>6</text:span></text:a></text:p>
          <text:p text:style-name="P24"><text:a xlink:type="simple" xlink:href="#__RefHeading__2777_1081586067" text:style-name="Index_20_Link" text:visited-style-name="Index_20_Link"><text:span text:style-name="T3">3.10. Figuras<text:tab/>6</text:span></text:a></text:p>
          <text:p text:style-name="P24"><text:a xlink:type="simple" xlink:href="#__RefHeading__2779_1081586067" text:style-name="Index_20_Link" text:visited-style-name="Index_20_Link"><text:span text:style-name="T3">3.11. Tablas<text:tab/>7</text:span></text:a></text:p>
          <text:p text:style-name="P24"><text:a xlink:type="simple" xlink:href="#__RefHeading__2781_1081586067" text:style-name="Index_20_Link" text:visited-style-name="Index_20_Link"><text:span text:style-name="T3">3.12. Código<text:tab/>7</text:span></text:a></text:p>
          <text:p text:style-name="P24"><text:a xlink:type="simple" xlink:href="#__RefHeading__2783_1081586067" text:style-name="Index_20_Link" text:visited-style-name="Index_20_Link"><text:span text:style-name="T3">3.13. Portada<text:tab/>7</text:span></text:a></text:p>
          <text:p text:style-name="P24"><text:a xlink:type="simple" xlink:href="#__RefHeading__2785_1081586067" text:style-name="Index_20_Link" text:visited-style-name="Index_20_Link"><text:span text:style-name="T3">3.14. Tamaño de página<text:tab/>7</text:span></text:a></text:p>
          <text:p text:style-name="P24"><text:a xlink:type="simple" xlink:href="#__RefHeading__2787_1081586067" text:style-name="Index_20_Link" text:visited-style-name="Index_20_Link"><text:span text:style-name="T3">3.15. Estructura del documento<text:tab/>7</text:span></text:a></text:p>
        </text:index-body>
      </text:table-of-content>
      <text:p text:style-name="P6"/>
      <text:h text:style-name="P48" text:outline-level="1"><text:bookmark-start text:name="__RefHeading__2741_1081586067"/>1. Propósito<text:bookmark-end text:name="__RefHeading__2741_1081586067"/></text:h>
      <text:p text:style-name="P28">Este documento tiene como objetivo especificar la estructura de los documentos que serán utilizados para el proyecto software, debido a la cantidad de documentos que serán generados a los largo del proceso de elaboración, de manera tal a que todos los realizadores del proyecto lo deban seguir obligatoriamente <text:s/>para facilitar la compresión de los documentos producidos.</text:p>
      <text:h text:style-name="P46" text:outline-level="1"><text:bookmark-start text:name="__RefHeading__2743_1081586067"/>2. En archivos<text:bookmark-end text:name="__RefHeading__2743_1081586067"/></text:h>
      <text:h text:style-name="P49" text:outline-level="2"><text:bookmark-start text:name="__RefHeading__2745_1081586067"/><text:toc-mark text:string-value="2.1. Nombres" text:outline-level="3"/><text:span text:style-name="Fuente_20_de_20_párrafo_20_predeter."><text:span text:style-name="T7">2</text:span></text:span><text:span text:style-name="Fuente_20_de_20_párrafo_20_predeter."><text:span text:style-name="T6">.</text:span></text:span><text:span text:style-name="Fuente_20_de_20_párrafo_20_predeter."><text:span text:style-name="T7">1.</text:span></text:span><text:span text:style-name="Fuente_20_de_20_párrafo_20_predeter."><text:span text:style-name="T6"> Nombres</text:span></text:span><text:bookmark-end text:name="__RefHeading__2745_1081586067"/></text:h>
      <text:list xml:id="list990723523106933087" text:style-name="L1">
        <text:list-item>
          <text:p text:style-name="P35">No deben poseer ningún tipo de acentuación.</text:p>
        </text:list-item>
        <text:list-item>
          <text:p text:style-name="P35">Para la composición de nombres se tendrán en cuenta solamente los caracteres ASCII.</text:p>
        </text:list-item>
        <text:list-item>
          <text:p text:style-name="P35">Se podrán utilizar en la composición de nombres: letras, dígitos numéricos, guiones y signos de puntuación.</text:p>
        </text:list-item>
        <text:list-item>
          <text:p text:style-name="P35">No deben poseer espacios en blanco, para separar palabras se utilizaran guiones bajos.</text:p>
        </text:list-item>
        <text:list-item>
          <text:p text:style-name="P35">Los nombres de las descripciones de casos de usos <text:s/>seguirá el siguiente formato:</text:p>
          <text:p text:style-name="P35"/>
        </text:list-item>
      </text:list>
      <text:p text:style-name="P18"><text:span text:style-name="T2">CasoDeUso.</text:span>NombreDel<text:span text:style-name="T2">M</text:span>ódulo.<text:span text:style-name="T2">N</text:span>úmeroNivel.<text:span text:style-name="T2">N</text:span>úmeroSubnivel.ExtensiónDe<text:span text:style-name="T24">l</text:span>Archivo</text:p>
      <text:p text:style-name="P18"/>
      <text:p text:style-name="P18">Donde:</text:p>
      <text:p text:style-name="P19"><text:span text:style-name="T20">Caso de Uso:</text:span> Representa la sigla básica (CU) para especificar que el documento es un caso de uso. </text:p>
      <text:p text:style-name="P14"><text:span text:style-name="Fuente_20_de_20_párrafo_20_predeter."><text:span text:style-name="T14">Nombre del Módulo: </text:span></text:span><text:span text:style-name="Fuente_20_de_20_párrafo_20_predeter."><text:span text:style-name="T15">Representa el nombre del módulo con el que se ha dividido el sistema en una abreviatura de dos o tres letras como mucho.</text:span></text:span></text:p>
      <text:p text:style-name="P14"><text:span text:style-name="Fuente_20_de_20_párrafo_20_predeter."><text:span text:style-name="T14">Número del nivel y subnivel: </text:span></text:span><text:span text:style-name="Fuente_20_de_20_párrafo_20_predeter."><text:span text:style-name="T15">Empezando desde el 01.</text:span></text:span></text:p>
      <text:p text:style-name="P18"/>
      <text:p text:style-name="P18">Ejemplo: <text:span text:style-name="T22">CU.G.</text:span><text:span text:style-name="T21">0</text:span><text:span text:style-name="T22">1.</text:span><text:span text:style-name="T21">0</text:span><text:span text:style-name="T23">1.odt</text:span></text:p>
      <text:h text:style-name="P50" text:outline-level="2"><text:bookmark-start text:name="__RefHeading__2747_1081586067"/><text:toc-mark text:string-value="2.2. Formato de los Documentos" text:outline-level="3"/><text:span text:style-name="Fuente_20_de_20_párrafo_20_predeter."><text:span text:style-name="T6">2.2.</text:span></text:span><text:span text:style-name="Fuente_20_de_20_párrafo_20_predeter."><text:span text:style-name="T4"> Formato de los </text:span></text:span><text:span text:style-name="Fuente_20_de_20_párrafo_20_predeter."><text:span text:style-name="T13">d</text:span></text:span><text:span text:style-name="Fuente_20_de_20_párrafo_20_predeter."><text:span text:style-name="T4">ocumentos</text:span></text:span><text:bookmark-end text:name="__RefHeading__2747_1081586067"/></text:h>
      <text:p text:style-name="P7">Se utilizará el “Formato de Documento Abierto para Aplicaciones Ofimáticas”.</text:p>
      <text:h text:style-name="P51" text:outline-level="2"><text:bookmark-start text:name="__RefHeading__2749_1081586067"/><text:toc-mark text:string-value="2.3. Versiones" text:outline-level="3"/><text:span text:style-name="Fuente_20_de_20_párrafo_20_predeter."><text:span text:style-name="T6">2.3. Versiones</text:span></text:span><text:bookmark-end text:name="__RefHeading__2749_1081586067"/></text:h>
      <text:p text:style-name="P10">Los archivos que pasarán por varias modificaciones y revisiones deberán tener un sistema de nombrado de versiones que se establecerá de la siguiente manera:</text:p>
      <text:p text:style-name="P20"/>
      <text:p text:style-name="P10">GRUPO_<text:span text:style-name="T25">CódigoDelGrupo_OrdenDeEntrega_SiglaDelDocumento_F</text:span>echa.Extensión<text:span text:style-name="T25">D</text:span>e<text:span text:style-name="T25">l</text:span>Archivo</text:p>
      <text:p text:style-name="P10"/>
      <text:p text:style-name="P10">Donde:</text:p>
      <text:list xml:id="list4280146824157372338" text:style-name="LS1">
        <text:list-item>
          <text:p text:style-name="P37"><text:span text:style-name="Fuente_20_de_20_párrafo_20_predeter."><text:span text:style-name="T14">Código de Grupo: </text:span></text:span><text:span text:style-name="Fuente_20_de_20_párrafo_20_predeter."><text:span text:style-name="T15">Es el código de grupo, de tipo alfanumérico con 1 letra y 2 números. Ejemplo: Q0</text:span></text:span><text:span text:style-name="Fuente_20_de_20_párrafo_20_predeter."><text:span text:style-name="T16">1.</text:span></text:span></text:p>
        </text:list-item>
        <text:list-item>
          <text:p text:style-name="P37"><text:span text:style-name="Fuente_20_de_20_párrafo_20_predeter."><text:span text:style-name="T14">Orden de entrega: </text:span></text:span><text:span text:style-name="Fuente_20_de_20_párrafo_20_predeter."><text:span text:style-name="T15">es un carácter asignado previamente según orden de entrega. Ejemplo: A, B, etc.</text:span></text:span></text:p>
        </text:list-item>
        <text:list-item>
          <text:p text:style-name="P37"><text:span text:style-name="Fuente_20_de_20_párrafo_20_predeter."><text:span text:style-name="T14">Título del Documento: </text:span></text:span><text:span text:style-name="Fuente_20_de_20_párrafo_20_predeter."><text:span text:style-name="T15">es el título asignado abreviado en mayúsculas. Este debe ser establecido previamente a la creación del documento. Ejemplo: ERS, SCM, etc.</text:span></text:span></text:p>
        </text:list-item>
        <text:list-item>
          <text:p text:style-name="P37"><text:span text:style-name="Fuente_20_de_20_párrafo_20_predeter."><text:span text:style-name="T14">Fecha:</text:span></text:span><text:span text:style-name="Fuente_20_de_20_párrafo_20_predeter."><text:span text:style-name="T15"> con el formato AñoMesDia. Ejemplo: 201</text:span></text:span><text:span text:style-name="Fuente_20_de_20_párrafo_20_predeter."><text:span text:style-name="T16">4</text:span></text:span><text:span text:style-name="Fuente_20_de_20_párrafo_20_predeter."><text:span text:style-name="T15">0317 donde 201</text:span></text:span><text:span text:style-name="Fuente_20_de_20_párrafo_20_predeter."><text:span text:style-name="T16">4</text:span></text:span><text:span text:style-name="Fuente_20_de_20_párrafo_20_predeter."><text:span text:style-name="T15"> es el año, 03 el mes de marzo y 17 día. En caso de que este sea obviado podría ser porque es la primera versión.</text:span></text:span></text:p>
        </text:list-item>
        <text:list-item>
          <text:p text:style-name="P37"><text:span text:style-name="Fuente_20_de_20_párrafo_20_predeter."><text:span text:style-name="T14">Extensión del archivo: </text:span></text:span><text:span text:style-name="Fuente_20_de_20_párrafo_20_predeter."><text:span text:style-name="T15">según el apartado </text:span></text:span><text:span text:style-name="Fuente_20_de_20_párrafo_20_predeter."><text:span text:style-name="T14">2.2 </text:span></text:span><text:span text:style-name="Fuente_20_de_20_párrafo_20_predeter."><text:span text:style-name="T15">debe ser </text:span></text:span><text:span text:style-name="Fuente_20_de_20_párrafo_20_predeter."><text:span text:style-name="T14">.odt</text:span></text:span><text:span text:style-name="Fuente_20_de_20_párrafo_20_predeter."><text:span text:style-name="T17">.</text:span></text:span></text:p>
        </text:list-item>
      </text:list>
      <text:p text:style-name="P20"/>
      <text:p text:style-name="P18">Ejemplos concretos:</text:p>
      <text:p text:style-name="P18">GRUPO_<text:span text:style-name="T25">Q</text:span>0<text:span text:style-name="T25">1</text:span>_A_ERS.odt</text:p>
      <text:p text:style-name="P18">GRUPO_<text:span text:style-name="T25">Q01</text:span>_<text:span text:style-name="T25">A</text:span>_ERS_201<text:span text:style-name="T25">4</text:span>0317.odt</text:p>
      <text:p text:style-name="P18">GRUPO_<text:span text:style-name="T25">Q01</text:span>_B_SCM-<text:span text:style-name="T25">DOC</text:span>.odt</text:p>
      <text:h text:style-name="P47" text:outline-level="1"><text:bookmark-start text:name="__RefHeading__2751_1081586067"/><text:toc-mark text:string-value="3. En Documentos" text:outline-level="2"/><text:span text:style-name="Fuente_20_de_20_párrafo_20_predeter."><text:span text:style-name="T6">3. En </text:span></text:span><text:span text:style-name="Fuente_20_de_20_párrafo_20_predeter."><text:span text:style-name="T8">d</text:span></text:span><text:span text:style-name="Fuente_20_de_20_párrafo_20_predeter."><text:span text:style-name="T6">ocumentos</text:span></text:span><text:bookmark-end text:name="__RefHeading__2751_1081586067"/></text:h>
      <text:h text:style-name="P50" text:outline-level="2"><text:bookmark-start text:name="__RefHeading__2753_1081586067"/><text:toc-mark text:string-value="3.1. Tipo de Documentos" text:outline-level="3"/><text:span text:style-name="Fuente_20_de_20_párrafo_20_predeter."><text:span text:style-name="T6">3.1. Tipo de </text:span></text:span><text:span text:style-name="Fuente_20_de_20_párrafo_20_predeter."><text:span text:style-name="T8">d</text:span></text:span><text:span text:style-name="Fuente_20_de_20_párrafo_20_predeter."><text:span text:style-name="T6">ocumentos</text:span></text:span><text:bookmark-end text:name="__RefHeading__2753_1081586067"/></text:h>
      <text:p text:style-name="P21">Los tipos de documentos que seguirán los estándares definidos en este documento son todos aquellos que son considerados parte del proceso de desarrollo del software que precisen de una documentación basada en un lenguaje común o en los cuales sean necesarios tablas, gráficos o algún otro método similar.</text:p>
      <text:p text:style-name="P21">Entre los documentos que se seguirán estas convenciones tenemos al ERS (Especificación de los Requerimientos de Software), Diseño del proyecto, Informes, Planificación de Actividades y otros documentos que puedan surgir en la medida de lo requerido.</text:p>
      <text:h text:style-name="P53" text:outline-level="3"><text:bookmark-start text:name="__RefHeading__2755_1081586067"/>3.1.1. Planillas de Cálculo<text:bookmark-end text:name="__RefHeading__2755_1081586067"/></text:h>
      <text:p text:style-name="P21">Contarán con la información necesaria para identificar al grupo de trabajo, ya sea en una hoja separada (La primera) o antes del contenido principal de la misma.</text:p>
      <text:p text:style-name="P21"><text:soft-page-break/>El documento de Planificación de Actividades consistirá en una planilla de cálculo, la cual empleará colores como referencia para indicar el grado de importancia o de cumplimiento de los plazos fijados. Todo elemento empleado en la tabla deberá explicarse en una tabla separada a modo de referencia.</text:p>
      <text:h text:style-name="Heading_20_2" text:outline-level="2"><text:bookmark-start text:name="__RefHeading__2757_1081586067"/><text:toc-mark text:string-value="3.2. Títulos" text:outline-level="3"/><text:span text:style-name="Fuente_20_de_20_párrafo_20_predeter."><text:span text:style-name="T6">3.2. </text:span></text:span><text:span text:style-name="Fuente_20_de_20_párrafo_20_predeter."><text:span text:style-name="T9">Encabezados</text:span></text:span><text:bookmark-end text:name="__RefHeading__2757_1081586067"/></text:h>
      <text:p text:style-name="P8">Al esquema de <text:span text:style-name="T30">encabezados</text:span> se <text:span text:style-name="T29">le</text:span> deberán establecer con los siguientes estilos:</text:p>
      <text:list xml:id="list140606417868903114" text:style-name="L2">
        <text:list-item>
          <text:p text:style-name="P29">Nombre de fuente: <text:span text:style-name="T30">Verdana</text:span></text:p>
        </text:list-item>
        <text:list-item>
          <text:p text:style-name="P29">Estilo de fuente: Negrita</text:p>
        </text:list-item>
      </text:list>
      <text:p text:style-name="P9">Relativamente el tamaño variará dependiendo de cómo se encuentre el <text:span text:style-name="T30">encabezado</text:span> en la jerarquía.</text:p>
      <text:list xml:id="list7265631206193720322" text:style-name="L3">
        <text:list-item>
          <text:p text:style-name="P30"><text:span text:style-name="T30">Encabezado</text:span> Principal con tamaño de fuente de 1<text:span text:style-name="T30">6,1</text:span>px.</text:p>
        </text:list-item>
        <text:list-item>
          <text:p text:style-name="P30"><text:span text:style-name="T30">Encabezado</text:span> Secundario con tamaño de fuente de 14px <text:span text:style-name="T30">y estilo de fuente Cursiva</text:span>.</text:p>
        </text:list-item>
        <text:list-item>
          <text:p text:style-name="P30"><text:span text:style-name="T30">Encabezado</text:span> Terciario con tamaño de fuente de 1<text:span text:style-name="T30">4</text:span>px <text:span text:style-name="T30">con color de letra Gris 7.</text:span></text:p>
        </text:list-item>
        <text:list-item>
          <text:p text:style-name="P30"><text:span text:style-name="T30">Encabezados</text:span> de profundidades superiores con un tamaño de fuente de 1<text:span text:style-name="T30">2</text:span>px <text:span text:style-name="T30">con color de letra Gris 7. </text:span></text:p>
        </text:list-item>
      </text:list>
      <text:h text:style-name="Heading_20_2" text:outline-level="2"><text:bookmark-start text:name="__RefHeading__2759_1081586067"/><text:toc-mark text:string-value="3.3. Esquema de Numeraciones" text:outline-level="3"/><text:span text:style-name="Fuente_20_de_20_párrafo_20_predeter."><text:span text:style-name="T6">3.3. Esquema de </text:span></text:span><text:span text:style-name="Fuente_20_de_20_párrafo_20_predeter."><text:span text:style-name="T9">n</text:span></text:span><text:span text:style-name="Fuente_20_de_20_párrafo_20_predeter."><text:span text:style-name="T6">umeraciones</text:span></text:span><text:bookmark-end text:name="__RefHeading__2759_1081586067"/></text:h>
      <text:h text:style-name="P52" text:outline-level="3"><text:bookmark-start text:name="__RefHeading__2761_1081586067"/>3.3.1. Para <text:span text:style-name="T30">encabezados</text:span><text:bookmark-end text:name="__RefHeading__2761_1081586067"/></text:h>
      <text:p text:style-name="P17">Los títulos de sección así como los subtítulos emplearán el siguiente formato en cuanto a la numeración:</text:p>
      <text:p text:style-name="P17"/>
      <text:list xml:id="list1484832577805100106" text:style-name="L4">
        <text:list-item>
          <text:p text:style-name="P40"><text:span text:style-name="T30">Encabezado </text:span>de sección 1</text:p>
          <text:list>
            <text:list-item>
              <text:p text:style-name="P40">Sub<text:span text:style-name="T30">encabezado</text:span> nivel 1</text:p>
              <text:list>
                <text:list-item>
                  <text:p text:style-name="P40">Sub<text:span text:style-name="T30">encabezado</text:span> nivel 2</text:p>
                </text:list-item>
              </text:list>
            </text:list-item>
          </text:list>
        </text:list-item>
      </text:list>
      <text:p text:style-name="P17"/>
      <text:list xml:id="list20348971996496" text:continue-numbering="true" text:style-name="L4">
        <text:list-item>
          <text:p text:style-name="P40"><text:span text:style-name="T30">Encabezado</text:span> de sección 2.</text:p>
          <text:list>
            <text:list-item>
              <text:p text:style-name="P40"><text:s/>Sub<text:span text:style-name="T30">encabezado</text:span> nivel 1</text:p>
            </text:list-item>
          </text:list>
        </text:list-item>
      </text:list>
      <text:h text:style-name="P52" text:outline-level="3"><text:bookmark-start text:name="__RefHeading__2763_1081586067"/>3.3.2. Para citaciones<text:bookmark-end text:name="__RefHeading__2763_1081586067"/></text:h>
      <text:p text:style-name="P17">Las citas de elementos enumerados serán realizadas empleando números seguidos por un punto. Con una separación de una <text:span text:style-name="T30">espacio</text:span> del margen. Por ejemplo:</text:p>
      <text:p text:style-name="P17"/>
      <text:list xml:id="list2019149389425419396" text:style-name="L5">
        <text:list-item>
          <text:p text:style-name="P41">Elemento 1</text:p>
        </text:list-item>
        <text:list-item>
          <text:p text:style-name="P41">Elemento 2</text:p>
        </text:list-item>
        <text:list-item>
          <text:p text:style-name="P41">...</text:p>
        </text:list-item>
      </text:list>
      <text:h text:style-name="Heading_20_2" text:outline-level="2"><text:bookmark-start text:name="__RefHeading__2765_1081586067"/><text:toc-mark text:string-value="3.4. Viñetas" text:outline-level="3"/><text:span text:style-name="Fuente_20_de_20_párrafo_20_predeter."><text:span text:style-name="T6">3.4. Viñetas</text:span></text:span><text:bookmark-end text:name="__RefHeading__2765_1081586067"/></text:h>
      <text:p text:style-name="P17">Elementos citados no enumerados serán realizados utilizando viñetas con el <text:soft-page-break/>símbolo de un círculo negro, con una separación de un <text:span text:style-name="T30">espacio</text:span> del margen para el texto. <text:span text:style-name="T30">Por e</text:span>jemplo:</text:p>
      <text:p text:style-name="P17"/>
      <text:list xml:id="list9077495963947400344" text:style-name="LS3">
        <text:list-item>
          <text:p text:style-name="P42">Elemento 1</text:p>
        </text:list-item>
        <text:list-item>
          <text:p text:style-name="P42">Elemento 2</text:p>
        </text:list-item>
        <text:list-item>
          <text:p text:style-name="P42">...</text:p>
        </text:list-item>
      </text:list>
      <text:h text:style-name="Heading_20_2" text:outline-level="2"><text:bookmark-start text:name="__RefHeading__2767_1081586067"/><text:toc-mark text:string-value="3.5. Encabezamiento y pie de página" text:outline-level="3"/><text:span text:style-name="Fuente_20_de_20_párrafo_20_predeter."><text:span text:style-name="T6">3.5. Encabezamiento y pie de página</text:span></text:span><text:bookmark-end text:name="__RefHeading__2767_1081586067"/></text:h>
      <text:p text:style-name="P17">En el encabezado se deberán especificar el <text:span text:style-name="T31">nombre del documento junto</text:span> <text:span text:style-name="T31">la sigla del sistema resaltada en un rectángulo.</text:span></text:p>
      <text:p text:style-name="P17">En el pie de página se especificará el número de página <text:s/>con alineación <text:span text:style-name="T31">derecha.</text:span></text:p>
      <text:p text:style-name="P17">Los mismos deberán estar en <text:span text:style-name="T31">Verdana</text:span> en tamaño 1<text:span text:style-name="T31">2.</text:span></text:p>
      <text:h text:style-name="Heading_20_2" text:outline-level="2"><text:bookmark-start text:name="__RefHeading__2769_1081586067"/><text:toc-mark text:string-value="3.6. Márgenes" text:outline-level="3"/><text:span text:style-name="Fuente_20_de_20_párrafo_20_predeter."><text:span text:style-name="T6">3.6. Márgenes</text:span></text:span><text:bookmark-end text:name="__RefHeading__2769_1081586067"/></text:h>
      <text:p text:style-name="P12"><text:span text:style-name="Fuente_20_de_20_párrafo_20_predeter."><text:span text:style-name="T6">Izquierdo</text:span></text:span><text:span text:style-name="Fuente_20_de_20_párrafo_20_predeter."><text:span text:style-name="T18">: </text:span></text:span><text:span text:style-name="Fuente_20_de_20_párrafo_20_predeter."><text:span text:style-name="T19">2</text:span></text:span><text:span text:style-name="Fuente_20_de_20_párrafo_20_predeter."><text:span text:style-name="T18">cm</text:span></text:span></text:p>
      <text:p text:style-name="P11">Derecho: 2cm</text:p>
      <text:p text:style-name="P11">Superior: <text:span text:style-name="T31">2</text:span>cm</text:p>
      <text:p text:style-name="P11">Inferior: 2cm</text:p>
      <text:h text:style-name="Heading_20_2" text:outline-level="2"><text:bookmark-start text:name="__RefHeading__2771_1081586067"/><text:toc-mark text:string-value="3.7. Párrafos" text:outline-level="3"/><text:span text:style-name="Fuente_20_de_20_párrafo_20_predeter."><text:span text:style-name="T6">3.7. Párrafos</text:span></text:span><text:bookmark-end text:name="__RefHeading__2771_1081586067"/></text:h>
      <text:p text:style-name="P8">Para la letra de texto común en los párrafos y enumeraciones se tendrán en cuenta:</text:p>
      <text:list xml:id="list3259512331023934799" text:style-name="L6">
        <text:list-item>
          <text:p text:style-name="P43"><text:span text:style-name="Fuente_20_de_20_párrafo_20_predeter."><text:span text:style-name="T18">Tipo de fuente: </text:span></text:span><text:span text:style-name="Fuente_20_de_20_párrafo_20_predeter."><text:span text:style-name="T10">Verdana</text:span></text:span></text:p>
        </text:list-item>
        <text:list-item>
          <text:p text:style-name="P44">Interlineado: <text:span text:style-name="T31">Simple</text:span></text:p>
        </text:list-item>
        <text:list-item>
          <text:p text:style-name="P44">Tamaño de fuente: 1<text:span text:style-name="T31">2</text:span>px</text:p>
        </text:list-item>
      </text:list>
      <text:p text:style-name="P17">Todos los párrafos deberán estar con estilo de <text:span text:style-name="T31">alineado</text:span> justificado.</text:p>
      <text:h text:style-name="Heading_20_2" text:outline-level="2"><text:bookmark-start text:name="__RefHeading__2773_1081586067"/><text:toc-mark text:string-value="3.8. Sangría" text:outline-level="3"/><text:span text:style-name="Fuente_20_de_20_párrafo_20_predeter."><text:span text:style-name="T6">3.8. Sangría</text:span></text:span><text:bookmark-end text:name="__RefHeading__2773_1081586067"/></text:h>
      <text:p text:style-name="P8">No se debe<text:span text:style-name="T31">n</text:span> sangrar <text:span text:style-name="T31">los párrafos, las</text:span> reseña, los <text:span text:style-name="T31">encabezados</text:span>, los títulos de tabla y de figura. <text:span text:style-name="T33">Solamente se deben sangrar los ejemplos.</text:span></text:p>
      <text:h text:style-name="Heading_20_2" text:outline-level="2"><text:bookmark-start text:name="__RefHeading__2775_1081586067"/><text:toc-mark text:string-value="3.9. Índices" text:outline-level="3"/><text:span text:style-name="Fuente_20_de_20_párrafo_20_predeter."><text:span text:style-name="T6">3.9. Índices</text:span></text:span><text:bookmark-end text:name="__RefHeading__2775_1081586067"/></text:h>
      <text:p text:style-name="P17">Los índices deberán realizarse luego de la portada del documento, en este se establecerán: Las secciones en el margen izquierdo y el número de página en el derecho. Las secciones que se establecerán en el índice corresponderán a aquellos con títulos de grado principal, secundario y en caso de ser necesario, terciario.</text:p>
      <text:h text:style-name="Heading_20_2" text:outline-level="2"><text:bookmark-start text:name="__RefHeading__2777_1081586067"/><text:toc-mark text:string-value="3.10. Figuras" text:outline-level="3"/><text:span text:style-name="Fuente_20_de_20_párrafo_20_predeter."><text:span text:style-name="T6">3.10. Figuras</text:span></text:span><text:bookmark-end text:name="__RefHeading__2777_1081586067"/></text:h>
      <text:p text:style-name="P17">Las figuras deberán ser <text:s/>centradas y sin compartir líneas con texto. Opcionalmente pueden estar seguidas de una descripción de la misma, indicando su nombre con el formato “FiguraX.” donde “X” se reemplaza con un <text:soft-page-break/>número cuyo orden se establecerá secuencialmente según el orden en que vayan apareciendo las figuras en el documento, y pudiendo su nombre emplearse como referencia a la misma</text:p>
      <text:h text:style-name="Heading_20_2" text:outline-level="2"><text:bookmark-start text:name="__RefHeading__2779_1081586067"/><text:toc-mark text:string-value="3.11. Tablas" text:outline-level="3"/><text:span text:style-name="Fuente_20_de_20_párrafo_20_predeter."><text:span text:style-name="T6">3.11. Tablas</text:span></text:span><text:bookmark-end text:name="__RefHeading__2779_1081586067"/></text:h>
      <text:p text:style-name="P17">Las tablas deberán estar <text:s/>centradas y sin compartir líneas con texto. Opcionalmente pueden estar seguidas de una descripción de la misma, indicando su nombre con el formato “TablaX.” donde “X” se reemplaza con un número cuyo orden se establecerá secuencialmente según el orden en que vayan apareciendo otras tablas en el documento, y pudiendo su nombre emplearse como referencia a la misma</text:p>
      <text:h text:style-name="Heading_20_2" text:outline-level="2"><text:bookmark-start text:name="__RefHeading__2781_1081586067"/><text:toc-mark text:string-value="3.12. Código" text:outline-level="3"/><text:span text:style-name="Fuente_20_de_20_párrafo_20_predeter."><text:span text:style-name="T6">3.12. Código</text:span></text:span><text:bookmark-end text:name="__RefHeading__2781_1081586067"/></text:h>
      <text:p text:style-name="P12"><text:span text:style-name="Fuente_20_de_20_párrafo_20_predeter."><text:span text:style-name="T6">El código de programas en algún lenguaje en particular o pseudo-código deberá, siendo esta la única excepción, utilizar la tipografía “</text:span></text:span><text:span text:style-name="Fuente_20_de_20_párrafo_20_predeter."><text:span text:style-name="T27">C</text:span></text:span><text:span text:style-name="Fuente_20_de_20_párrafo_20_predeter."><text:span text:style-name="T28">ourier</text:span></text:span><text:span text:style-name="Fuente_20_de_20_párrafo_20_predeter."><text:span text:style-name="T26">”</text:span></text:span><text:span text:style-name="Fuente_20_de_20_párrafo_20_predeter."><text:span text:style-name="T6"> <text:s/>en tamaño 1</text:span></text:span><text:span text:style-name="Fuente_20_de_20_párrafo_20_predeter."><text:span text:style-name="T10">2</text:span></text:span><text:span text:style-name="Fuente_20_de_20_párrafo_20_predeter."><text:span text:style-name="T6">. Además se deberán mostrar los números de línea del mismo para poder, en otros segmentos, hacer referencia a los mismos. Los códigos llevarán como título centrado, sin negrita, el nombre del código con el formato “CódigoX.” donde “X” se reemplaza con un número cuyo orden se establecerá secuencialmente según el orden en que vayan apareciendo códigos en el documento. Como descripción, y a modo explicativo, se podrá especificar un nombre al código, de poseer uno o si el mismo describe su función, el mismo iría junto con el título de forma opcional.</text:span></text:span></text:p>
      <text:h text:style-name="Heading_20_2" text:outline-level="2"><text:bookmark-start text:name="__RefHeading__2783_1081586067"/><text:toc-mark text:string-value="3.13. Portada" text:outline-level="3"/><text:span text:style-name="Fuente_20_de_20_párrafo_20_predeter."><text:span text:style-name="T6">3.13. Portada</text:span></text:span><text:bookmark-end text:name="__RefHeading__2783_1081586067"/></text:h>
      <text:p text:style-name="P15"><text:span text:style-name="Fuente_20_de_20_párrafo_20_predeter."><text:span text:style-name="T6">Empezará con el </text:span></text:span><text:span text:style-name="Fuente_20_de_20_párrafo_20_predeter."><text:span text:style-name="T10">n</text:span></text:span><text:span text:style-name="Fuente_20_de_20_párrafo_20_predeter."><text:span text:style-name="T6">ombre de la institución que promueve el proyecto con alineación </text:span></text:span><text:span text:style-name="Fuente_20_de_20_párrafo_20_predeter."><text:span text:style-name="T10">izquierda</text:span></text:span><text:span text:style-name="Fuente_20_de_20_párrafo_20_predeter."><text:span text:style-name="T6">. </text:span></text:span><text:span text:style-name="Fuente_20_de_20_párrafo_20_predeter."><text:span text:style-name="T10">Luego, estará el nombre de carrera junto con el nombre del documento con alineación izquierda. Después se tendrá los a</text:span></text:span><text:span text:style-name="Fuente_20_de_20_párrafo_20_predeter."><text:span text:style-name="T6">utores como con alineación izquierda. </text:span></text:span><text:span text:style-name="Fuente_20_de_20_párrafo_20_predeter."><text:span text:style-name="T11">Finalmente, estará el año de realización del proyecto.</text:span></text:span></text:p>
      <text:h text:style-name="Heading_20_2" text:outline-level="2"><text:bookmark-start text:name="__RefHeading__2785_1081586067"/><text:toc-mark text:string-value="3.14. Tamaño de página" text:outline-level="3"/><text:span text:style-name="Fuente_20_de_20_párrafo_20_predeter."><text:span text:style-name="T6">3.14. Tamaño de página</text:span></text:span><text:bookmark-end text:name="__RefHeading__2785_1081586067"/></text:h>
      <text:p text:style-name="P17">El tamaño de la hoja que se utilizará para realizar el documento será A4 con ancho 21 cm y altura de 29,70 cm.</text:p>
      <text:h text:style-name="Heading_20_2" text:outline-level="2"><text:bookmark-start text:name="__RefHeading__2787_1081586067"/><text:toc-mark text:string-value="3.15. Estructura del documento" text:outline-level="3"/><text:span text:style-name="Fuente_20_de_20_párrafo_20_predeter."><text:span text:style-name="T6">3.15. Estructura del documento</text:span></text:span><text:bookmark-end text:name="__RefHeading__2787_1081586067"/></text:h>
      <text:p text:style-name="P8">Los documentos presentados que se apeguen a estas convenciones deberán contar, como mínimo, con:</text:p>
      <text:list xml:id="list3092026668503775172" text:style-name="LS2">
        <text:list-item>
          <text:p text:style-name="P31">Una portada</text:p>
        </text:list-item>
        <text:list-item>
          <text:p text:style-name="P31">Un índice</text:p>
        </text:list-item>
      </text:list>
      <text:p text:style-name="P17">De forma más específica los documentos de los siguientes tipos deben contar con la estructura descripta a continuación:</text:p>
      <text:p text:style-name="P17"/>
      <text:p text:style-name="P16"/>
      <text:p text:style-name="P22">Especificación de los Requerimientos del Software:</text:p>
      <text:list xml:id="list2180929406312471278" text:style-name="L7">
        <text:list-header>
          <text:p text:style-name="P32"><text:span text:style-name="T32">1. </text:span>Presentación del Producto</text:p>
          <text:list>
            <text:list-header>
              <text:p text:style-name="P32"><text:span text:style-name="T32">1.1. </text:span>Propósito del Sistema</text:p>
              <text:list>
                <text:list-header>
                  <text:p text:style-name="P32"><text:span text:style-name="T32">1.1.1. </text:span>Objetivo: Este campo deberá indicar de manera general lo que se pretende lograr con el desarrollo del sistema. No se debe incluir puntos referentes al proyecto, sino especificar el objetivo del producto a desarrollarse.</text:p>
                  <text:p text:style-name="P32"><text:span text:style-name="T32">1.1.2. </text:span>Alcance: Se deben indicar en términos generales las funciones que el sistema deberá realizar o los módulos que contendrá. No se debe incluir puntos referentes al proyecto, sino especificar el alcance del producto a desarrollarse.</text:p>
                  <text:p text:style-name="P32"><text:span text:style-name="T32">1.1.3. </text:span>El Sistema no contempla: Este campo sirve para indicar algunos aspectos funcionales o no funcionales y/o módulos que no estarán incluidos en el producto. El objetivo de esta sección es dejar expresadas cuestiones que el producto no cubrirá, al menos hasta el momento.</text:p>
                </text:list-header>
              </text:list>
              <text:p text:style-name="P32"><text:span text:style-name="T32">1.2. </text:span>Restricciones y Supuestos: El objetivo de este apartado es indicar cualquier aspecto que debe ser considerado para el desarrollo, que puede afectar al cumplimiento de los requerimientos y que viene dado desde el ambiente del negocio o acordado con anterioridad. Fundamentalmente se debe destacar cuestiones políticas o legales del entorno de la organización que pueden afectar el éxito del proyecto si no se les brinda un adecuado tratamiento.</text:p>
            </text:list-header>
          </text:list>
          <text:p text:style-name="P32"><text:span text:style-name="T32">2. </text:span>Descripción General</text:p>
          <text:list text:continue-numbering="true">
            <text:list-header>
              <text:p text:style-name="P32"><text:span text:style-name="T32">2.1. </text:span>Listado de la Funcionalidad del Sistema: Esta sección proporciona un sumario de las principales funciones que debe realizar el producto, sin entrar en demasiado detalle.</text:p>
              <text:p text:style-name="P38"><text:span text:style-name="Fuente_20_de_20_párrafo_20_predeter."><text:span text:style-name="T11">2.2. </text:span></text:span><text:span text:style-name="Fuente_20_de_20_párrafo_20_predeter."><text:span text:style-name="T6">Contexto del </text:span></text:span><text:span text:style-name="Fuente_20_de_20_párrafo_20_predeter."><text:span text:style-name="T12">p</text:span></text:span><text:span text:style-name="Fuente_20_de_20_párrafo_20_predeter."><text:span text:style-name="T6">roducto: Esta sección debería poner al producto en perspectiva con otros productos relacionados. Si el producto es independiente y totalmente autocontenido, debería ser especificado aquí. Si esta especificación de requerimientos define un producto que es un componente de un sistema más grande, entonces deberían relacionarse los requerimientos de ese sistema mayor con la funcionalidad de este software y deberían identificarse las interfaces de comunicación entre el sistema y el software.</text:span></text:span></text:p>
              <text:p text:style-name="P32"><text:span text:style-name="T32">2.3. </text:span>Perspectivas futuras del producto. Esta sección identifica requerimientos que pueden demorarse hasta versiones futuras del sistema.</text:p>
            </text:list-header>
          </text:list>
          <text:p text:style-name="P32"><text:span text:style-name="T32">3. </text:span>Descripción Detallada de Requerimientos</text:p>
          <text:list text:continue-numbering="true">
            <text:list-header>
              <text:p text:style-name="P32"><text:span text:style-name="T32">3.1. </text:span>Actores: Se describen los roles, entidades, otros sistemas, dispositivos y cualquier otro “Actor” con el que el sistema en desarrollo debería interactuar. Se puede hacer referencia al punto “Definición de Actores” del documento “Diagramas de Casos de Uso”.</text:p>
              <text:p text:style-name="P32"><text:span text:style-name="T32">3.2. </text:span>Requerimientos <text:span text:style-name="T34">f</text:span>uncionales: Se describen los requerimientos funcionales del sistema utilizando Casos de Uso o bien Listados de Funcionalidades, Listados de Pantallas, Detalle del Menú de funcionalidades.</text:p>
              <text:p text:style-name="P38"><text:span text:style-name="T11">3.3. </text:span><text:span text:style-name="T6">Requerimientos </text:span><text:span text:style-name="T12">n</text:span><text:span text:style-name="T6">o </text:span><text:span text:style-name="T12">f</text:span><text:span text:style-name="T6">uncionales: La mayoría de los requerimientos no funcionales son registrados comúnmente en lenguaje natural en esta sección de especificación. Los requerimientos identificados en esta parte del documento son aplicables al producto en general. Para el caso de los requerimientos no funcionales aplicables a un caso de uso en particular se </text:span><text:soft-page-break/><text:span text:style-name="T6">debe aclarar a qué caso de uso se refiere (utilizar la Matriz de Rastreabilidad). Redactar teniendo en cuenta que el RNF pueda ser probado.</text:span></text:p>
              <text:p text:style-name="P34">4. Requerimientos de interfaz: Esta parte contiene los requerimientos que especifican las capacidades mínimas del ordenador donde se va a ejcutar el software.</text:p>
              <text:p text:style-name="P34">5. Restricciones de diseño: Aquí se establecen algunas limitaciones con respecto al diseño del software.</text:p>
            </text:list-header>
          </text:list>
          <text:p text:style-name="P32"><text:span text:style-name="T34">6. </text:span>Requerimientos de <text:span text:style-name="T34">l</text:span>icencia: Esta parte del documento debería  especificar la necesidad de licencias asociada a la implementación de este producto. Describe todos los componentes comprados a ser usados por el sistema, cualquier licencia aplicable o restricción de uso.</text:p>
          <text:p text:style-name="P34">7. Observaciones</text:p>
          <text:p text:style-name="P34">8. Historial de cambios: Consiste en una tabla en donde se registran los cambios hechos sobre el documento.</text:p>
          <text:p text:style-name="P32"/>
        </text:list-header>
      </text:list>
      <text:p text:style-name="P13">Gestión de Configuración de Software:</text:p>
      <text:list xml:id="list7835186330677453755" text:style-name="L8">
        <text:list-header>
          <text:p text:style-name="P45"><text:span text:style-name="T32">1. </text:span>Propósito: Establece el propósito de la elaboración y presentación del documento.</text:p>
          <text:p text:style-name="P39"><text:span text:style-name="T32">2. </text:span>En archivos: Establece los estándares y convenciones referentes al formato de los documentos a emplear y convenciones del formato de las cadenas de texto empleadas para nombrarlos.</text:p>
          <text:list>
            <text:list-header>
              <text:p text:style-name="P39"><text:span text:style-name="T32">2.1. </text:span>Nombres</text:p>
              <text:p text:style-name="P39"><text:span text:style-name="T32">2.2. </text:span>Versiones</text:p>
              <text:p text:style-name="P39"><text:span text:style-name="T32">2.3. </text:span>Formato de los <text:span text:style-name="T32">d</text:span>ocumentos</text:p>
            </text:list-header>
          </text:list>
          <text:p text:style-name="P39"><text:span text:style-name="T32">3. </text:span>En documentos: Establece los estándares para el contenido, formato, estructura y estilos del contenido de los documentos.</text:p>
          <text:list text:continue-numbering="true">
            <text:list-header>
              <text:p text:style-name="P39"><text:span text:style-name="T32">3.1 </text:span>Tipo de <text:span text:style-name="T32">d</text:span>ocumentos</text:p>
              <text:list>
                <text:list-header>
                  <text:p text:style-name="P39"><text:span text:style-name="T32">3.1.1. </text:span>Planillas de <text:span text:style-name="T32">c</text:span>álculo</text:p>
                </text:list-header>
              </text:list>
              <text:p text:style-name="P39"><text:span text:style-name="T32">3.2. </text:span>Títulos</text:p>
              <text:p text:style-name="P39"><text:span text:style-name="T32">3.3. </text:span>Esquema de Numeraciones</text:p>
              <text:list text:continue-numbering="true">
                <text:list-header>
                  <text:p text:style-name="P39"><text:span text:style-name="T32">3.3.1. </text:span>Para títulos</text:p>
                  <text:p text:style-name="P39"><text:span text:style-name="T32">3.3.2. </text:span>Para citaciones</text:p>
                </text:list-header>
              </text:list>
              <text:p text:style-name="P39"><text:span text:style-name="T32">3.4. </text:span>Viñetas</text:p>
              <text:p text:style-name="P39"><text:span text:style-name="T32">3.5. </text:span>Encabezado y pié de página</text:p>
              <text:p text:style-name="P39"><text:span text:style-name="T32">3.6. </text:span>Márgenes</text:p>
              <text:p text:style-name="P39"><text:span text:style-name="T32">3.7. </text:span>Párrafos</text:p>
              <text:p text:style-name="P39"><text:span text:style-name="T32">3.8. </text:span>Sangría</text:p>
              <text:p text:style-name="P39"><text:span text:style-name="T32">3.9. </text:span>Índices</text:p>
              <text:p text:style-name="P39"><text:span text:style-name="T32">3.10. </text:span>Figuras</text:p>
              <text:p text:style-name="P39"><text:span text:style-name="T32">3.11. </text:span>Tablas</text:p>
              <text:p text:style-name="P39"><text:span text:style-name="T32">3.12. </text:span>Código</text:p>
              <text:p text:style-name="P39"><text:span text:style-name="T32">3.13. </text:span>Portada</text:p>
              <text:p text:style-name="P39"><text:span text:style-name="T32">3.14. </text:span>Tamaño de Página</text:p>
              <text:p text:style-name="P33"/>
            </text:list-header>
          </text:list>
        </text:list-header>
      </text:list>
      <text:p text:style-name="P16">Informes:</text:p>
      <text:list xml:id="list425632497092" text:style-name="LS2">
        <text:list-item>
          <text:p text:style-name="P31">Introducción: Breve descripción del documento presentado, su propósito y a <text:soft-page-break/>quienes va dirigido</text:p>
        </text:list-item>
        <text:list-item>
          <text:p text:style-name="P31">Informes: Sección principal que indica el cuerpo del documento y que contendrá una sección de “Descripción del Informe” y “Presentación” por cada informe especificado.</text:p>
        </text:list-item>
        <text:list-item>
          <text:p text:style-name="P31">Descripción del Informe: Descripción textual del informe presentado, con los campos a incluir y datos extras como membretes, logotipos, etc.</text:p>
        </text:list-item>
        <text:list-item>
          <text:p text:style-name="P31">Presentación: Una presentación visual a modo de ejemplo de cómo luciría el informe descripto.</text:p>
        </text:list-item>
      </text:list>
      <text:p text:style-name="P17"/>
      <text:p text:style-name="P16">Planilla de Planificación:</text:p>
      <text:list xml:id="list20348420646540" text:continue-numbering="true" text:style-name="LS2">
        <text:list-item>
          <text:p text:style-name="P31">Hoja1: Identificación de los miembros del grupo de trabajo, nombre del proyecto y tipo de documento a presentar, así como una breve descripción de su propósito</text:p>
        </text:list-item>
        <text:list-item>
          <text:p text:style-name="P31">Hoja2: Contando con la planilla de planificación, empleando coloreado y abreviaturas, las cuales se deberán aclaran en una tabla separada a modo de referencia. En la tabla definida en esta hoja se tendrán módulos y casos de uso, las fechas que se espera durará su planificación, desarrollo e implementación, así como los encargados a realizar estas labores.</text:p>
        </text:list-item>
      </text:list>
      <text:p text:style-name="P17"/>
      <text:p text:style-name="P15"><text:span text:style-name="Fuente_20_de_20_párrafo_20_predeter."><text:span text:style-name="T5">Descripción de caso de usos:</text:span></text:span></text:p>
      <text:list xml:id="list20350336150871" text:continue-numbering="true" text:style-name="LS2">
        <text:list-item>
          <text:p text:style-name="P31">Se deberá seguir el mismo template para todas las descripciones de casos de uso que será definido al comienzo.</text:p>
        </text:list-item>
        <text:list-item>
          <text:p text:style-name="P36">Las diferentes descripciones de los casos de uso se deberán contener en un documento maestr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ítulo_20_3" style:display-name="Título 3" style:family="paragraph" style:parent-style-name="Standard" style:default-outline-level="3" style:list-style-name="">
      <style:paragraph-properties fo:margin-top="0.494cm" fo:margin-bottom="0.141cm" style:contextual-spacing="false" fo:hyphenation-ladder-count="no-limit"/>
      <style:text-properties fo:font-size="12pt" fo:font-weight="bold" style:font-size-asian="12pt" style:font-weight-asian="bold" style:font-size-complex="12pt" style:font-weight-complex="bold" fo:hyphenate="false" fo:hyphenation-push-char-count="2"/>
    </style:style>
    <style:style style:name="Título_20_2" style:display-name="Título 2" style:family="paragraph" style:parent-style-name="Standard" style:default-outline-level="2" style:list-style-name="">
      <style:paragraph-properties fo:margin-top="0.635cm" fo:margin-bottom="0.141cm" style:contextual-spacing="false" fo:hyphenation-ladder-count="no-limit"/>
      <style:text-properties fo:font-size="14pt" fo:font-weight="bold" style:font-size-asian="14pt" style:font-weight-asian="bold" style:font-size-complex="14pt" style:font-weight-complex="bold" fo:hyphenate="false"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uente_20_de_20_párrafo_20_predeter." style:display-name="Fuente de párrafo predeter." style:family="text"/>
    <style:style style:name="WW_5f_CharLFO1LVL1" style:display-name="WW_CharLFO1LVL1" style:family="text">
      <style:text-properties fo:color="#000000" style:text-line-through-style="none" style:font-name="Verdana" fo:font-family="Verdana" style:font-family-generic="swiss"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2" style:display-name="WW_CharLFO1LV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3" style:display-name="WW_CharLFO1LV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4" style:display-name="WW_CharLFO1LV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5" style:display-name="WW_CharLFO1LV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6" style:display-name="WW_CharLFO1LV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7" style:display-name="WW_CharLFO1LV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8" style:display-name="WW_CharLFO1LV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9" style:display-name="WW_CharLFO1LVL9"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Bullet_20_Symbols" style:display-name="Bullet Symbols" style:family="text">
      <style:text-properties style:font-name="Verdana" fo:font-family="Verdana" style:font-family-generic="swiss"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WW_5f_CharLFO2LVL1" style:display-name="WW_CharLFO2LV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2" style:display-name="WW_CharLFO2LV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3" style:display-name="WW_CharLFO2LV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4" style:display-name="WW_CharLFO2LV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5" style:display-name="WW_CharLFO2LV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6" style:display-name="WW_CharLFO2LV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7" style:display-name="WW_CharLFO2LV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8" style:display-name="WW_CharLFO2LV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9" style:display-name="WW_CharLFO2LVL9"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1" style:display-name="WW_CharLFO6LVL1" style:family="text">
      <style:text-properties style:font-name="Verdana" fo:font-family="Verdana" style:font-family-generic="swiss" fo:font-weight="bold" style:font-weight-asian="bold" style:font-weight-complex="bold"/>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Verdana" fo:font-family="Verdana" style:font-family-generic="swiss" fo:font-weight="bold" style:font-weight-asian="bold" style:font-weight-complex="bol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style:text-line-through-style="none" style:font-name="Verdana" fo:font-family="Verdana" style:font-family-generic="swiss" fo:font-size="12pt" fo:font-style="normal" style:text-underline-style="none" fo:font-weight="bold" style:font-name-asian="Arial" style:font-family-asian="Arial" style:font-family-generic-asian="swiss" style:font-pitch-asian="variable" style:font-size-asian="10.5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WW_5f_CharLFO3LVL2" style:display-name="WW_CharLFO3LV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3" style:display-name="WW_CharLFO3LV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4" style:display-name="WW_CharLFO3LV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5" style:display-name="WW_CharLFO3LV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6" style:display-name="WW_CharLFO3LV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7" style:display-name="WW_CharLFO3LV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8" style:display-name="WW_CharLFO3LV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9" style:display-name="WW_CharLFO3LVL9"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1" style:display-name="WW_CharLFO10LVL1" style:family="text">
      <style:text-properties style:font-name="Verdana" fo:font-family="Verdana" style:font-family-generic="swiss" fo:font-weight="bold" style:font-weight-asian="bold" style:font-weight-complex="bold"/>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list-level-position-and-space-mode="label-alignment">
          <style:list-level-label-alignment text:label-followed-by="space" fo:text-indent="-0.635cm" fo:margin-left="1.27cm"/>
        </style:list-level-properties>
        <style:text-properties style:font-name="Arial"/>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1LVL3" text:bullet-char="■">
        <style:list-level-properties text:list-level-position-and-space-mode="label-alignment" fo:text-align="end">
          <style:list-level-label-alignment text:label-followed-by="listtab" fo:text-indent="-3.81cm" fo:margin-left="3.81cm"/>
        </style:list-level-properties>
        <style:text-properties style:font-name="Arial"/>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WW_5f_CharLFO1LVL6" text:bullet-char="■">
        <style:list-level-properties text:list-level-position-and-space-mode="label-alignment" fo:text-align="end">
          <style:list-level-label-alignment text:label-followed-by="listtab" fo:text-indent="-7.62cm" fo:margin-left="7.62cm"/>
        </style:list-level-properties>
        <style:text-properties style:font-name="Arial"/>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Arial"/>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WW_5f_CharLFO1LVL9" text:bullet-char="■">
        <style:list-level-properties text:list-level-position-and-space-mode="label-alignment" fo:text-align="end">
          <style:list-level-label-alignment text:label-followed-by="listtab" fo:text-indent="-11.43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list-level-position-and-space-mode="label-alignment">
          <style:list-level-label-alignment text:label-followed-by="space" fo:text-indent="-0.635cm" fo:margin-left="1.27cm"/>
        </style:list-level-properties>
        <style:text-properties style:font-name="Arial"/>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2LVL3" text:bullet-char="■">
        <style:list-level-properties text:list-level-position-and-space-mode="label-alignment" fo:text-align="end">
          <style:list-level-label-alignment text:label-followed-by="listtab" fo:text-indent="-3.81cm" fo:margin-left="3.81cm"/>
        </style:list-level-properties>
        <style:text-properties style:font-name="Arial"/>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WW_5f_CharLFO2LVL6" text:bullet-char="■">
        <style:list-level-properties text:list-level-position-and-space-mode="label-alignment" fo:text-align="end">
          <style:list-level-label-alignment text:label-followed-by="listtab" fo:text-indent="-7.62cm" fo:margin-left="7.62cm"/>
        </style:list-level-properties>
        <style:text-properties style:font-name="Arial"/>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Arial"/>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WW_5f_CharLFO2LVL9" text:bullet-char="■">
        <style:list-level-properties text:list-level-position-and-space-mode="label-alignment" fo:text-align="end">
          <style:list-level-label-alignment text:label-followed-by="listtab" fo:text-indent="-11.43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WW_5f_CharLFO3LVL1" text:bullet-char="●">
        <style:list-level-properties text:list-level-position-and-space-mode="label-alignment">
          <style:list-level-label-alignment text:label-followed-by="space" fo:text-indent="-0.635cm" fo:margin-left="1.27cm"/>
        </style:list-level-properties>
        <style:text-properties style:font-name="Aria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3LVL3" text:bullet-char="■">
        <style:list-level-properties text:list-level-position-and-space-mode="label-alignment" fo:text-align="end">
          <style:list-level-label-alignment text:label-followed-by="listtab" fo:text-indent="-3.81cm" fo:margin-left="3.81cm"/>
        </style:list-level-properties>
        <style:text-properties style:font-name="Arial"/>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WW_5f_CharLFO3LVL6" text:bullet-char="■">
        <style:list-level-properties text:list-level-position-and-space-mode="label-alignment" fo:text-align="end">
          <style:list-level-label-alignment text:label-followed-by="listtab" fo:text-indent="-7.62cm" fo:margin-left="7.62cm"/>
        </style:list-level-properties>
        <style:text-properties style:font-name="Arial"/>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Arial"/>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WW_5f_CharLFO3LVL9" text:bullet-char="■">
        <style:list-level-properties text:list-level-position-and-space-mode="label-alignment" fo:text-align="end">
          <style:list-level-label-alignment text:label-followed-by="listtab" fo:text-indent="-11.43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12.293cm" style:rel-column-width="47386*"/>
    </style:style>
    <style:style style:name="Tabla1.B" style:family="table-column">
      <style:table-column-properties style:column-width="4.708cm" style:rel-column-width="18149*"/>
    </style:style>
    <style:style style:name="Tabla1.A1" style:family="table-cell">
      <style:table-cell-properties fo:padding="0.097cm" fo:border="none"/>
    </style:style>
    <style:style style:name="Tabla1.B1" style:family="table-cell">
      <style:table-cell-properties fo:background-color="#006699" fo:padding="0.097cm" fo:border="none">
        <style:background-image/>
      </style:table-cell-properties>
    </style:style>
    <style:style style:name="MP1" style:family="paragraph" style:parent-style-name="Table_20_Contents">
      <style:text-properties style:font-name="Verdana" fo:font-size="12pt" officeooo:rsid="0018c4d1" officeooo:paragraph-rsid="0018c4d1" style:font-size-asian="12pt" style:font-size-complex="12pt"/>
    </style:style>
    <style:style style:name="MP2" style:family="paragraph" style:parent-style-name="Table_20_Contents">
      <style:paragraph-properties fo:text-align="center" style:justify-single-word="false"/>
      <style:text-properties fo:color="#ffffff" style:font-name="Verdana" fo:font-weight="bold" officeooo:rsid="0018c4d1" officeooo:paragraph-rsid="0018c4d1" style:font-weight-asian="bold" style:font-weight-complex="bold"/>
    </style:style>
    <style:style style:name="MP3" style:family="paragraph" style:parent-style-name="Footer">
      <style:paragraph-properties fo:text-align="end" style:justify-single-word="false"/>
      <style:text-properties style:font-name="Verdan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GESTIÓN DE CONFIGURACIONES DEL SOFTWARE</text:p>
            </table:table-cell>
            <table:table-cell table:style-name="Tabla1.B1" office:value-type="string">
              <text:p text:style-name="MP2">SAP</text:p>
            </table:table-cell>
          </table:table-row>
        </table:table>
        <text:p text:style-name="Header"/>
      </style:header>
      <style:footer>
        <text:p text:style-name="MP3"><text:page-number text:select-page="current">3</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4-03-17T00:07:08.717840279</meta:creation-date>
    <meta:generator>LibreOffice/4.1.3.2$Linux_X86_64 LibreOffice_project/410m0$Build-2</meta:generator>
    <dc:date>2014-03-17T02:03:47.978250394</dc:date>
    <dc:creator>Gustavo </dc:creator>
    <meta:editing-duration>PT1H15M56S</meta:editing-duration>
    <meta:editing-cycles>8</meta:editing-cycles>
    <meta:document-statistic meta:table-count="1" meta:image-count="0" meta:object-count="0" meta:page-count="10" meta:paragraph-count="190" meta:word-count="2285" meta:character-count="14471" meta:non-whitespace-character-count="12401"/>
  </office:meta>
</office:document-meta>
</file>